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993366" draw:fill="solid" draw:fill-color="#dddddd" draw:textarea-horizontal-align="left" draw:auto-grow-height="true" draw:auto-grow-width="true" fo:min-height="0cm" fo:min-width="0.776cm"/>
    </style:style>
    <style:style style:name="gr5" style:family="graphic" style:parent-style-name="standard">
      <style:graphic-properties draw:stroke="none" svg:stroke-color="#993366" draw:fill="solid" draw:fill-color="#dddddd" draw:textarea-horizontal-align="left" draw:auto-grow-height="true" draw:auto-grow-width="true" fo:min-height="0cm" fo:min-width="0.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4cm" svg:height="1.8cm" svg:x="0.371cm" svg:y="2.05cm">
          <text:p text:style-name="P1"><text:span text:style-name="T1">ABCD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4.171cm" svg:y="2.05cm">
          <text:p text:style-name="P1"><text:span text:style-name="T1">EFGH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8.371cm" svg:y="0.15cm">
          <text:p text:style-name="P1"><text:span text:style-name="T1">IJKL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" draw:text-style-name="P2" draw:layer="layout" svg:width="1.4cm" svg:height="1.8cm" svg:x="8.371cm" svg:y="4.05cm">
          <text:p text:style-name="P1"><text:span text:style-name="T1">MNOP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2" draw:text-style-name="P1" draw:layer="layout" svg:x1="2.4cm" svg:y1="3cm" svg:x2="3.6cm" svg:y2="3cm">
          <text:p/>
        </draw:line>
        <draw:line draw:style-name="gr2" draw:text-style-name="P1" draw:layer="layout" svg:x1="6.2cm" svg:y1="3cm" svg:x2="7.8cm" svg:y2="4.9cm">
          <text:p/>
        </draw:line>
        <draw:line draw:style-name="gr2" draw:text-style-name="P1" draw:layer="layout" svg:x1="6.2cm" svg:y1="3cm" svg:x2="7.7cm" svg:y2="1.1cm">
          <text:p/>
        </draw:line>
        <draw:frame draw:style-name="gr3" draw:text-style-name="P2" draw:layer="layout" svg:width="1.687cm" svg:height="0.683cm" svg:x="8.266cm" svg:y="6.017cm">
          <draw:text-box>
            <text:p text:style-name="P1"><text:span text:style-name="T1">87fe65</text:span></text:p>
          </draw:text-box>
        </draw:frame>
        <draw:frame draw:style-name="gr3" draw:text-style-name="P2" draw:layer="layout" svg:width="1.776cm" svg:height="0.683cm" svg:x="8.066cm" svg:y="2.118cm">
          <draw:text-box>
            <text:p text:style-name="P1"><text:span text:style-name="T1">34cd56</text:span></text:p>
          </draw:text-box>
        </draw:frame>
        <draw:frame draw:style-name="gr3" draw:text-style-name="P2" draw:layer="layout" svg:width="1.797cm" svg:height="0.683cm" svg:x="3.866cm" svg:y="4.219cm">
          <draw:text-box>
            <text:p text:style-name="P1"><text:span text:style-name="T1">9b8765</text:span></text:p>
          </draw:text-box>
        </draw:frame>
        <draw:frame draw:style-name="gr3" draw:text-style-name="P2" draw:layer="layout" svg:width="1.797cm" svg:height="0.683cm" svg:x="0.166cm" svg:y="4.22cm">
          <draw:text-box>
            <text:p text:style-name="P1"><text:span text:style-name="T1">1a2345</text:span></text:p>
          </draw:text-box>
        </draw:frame>
        <draw:frame draw:style-name="gr4" draw:text-style-name="P3" draw:layer="layout" svg:width="1.344cm" svg:height="0.683cm" svg:x="10.424cm" svg:y="0.617cm">
          <draw:text-box>
            <text:p text:style-name="P1"><text:span text:style-name="T2">Alice</text:span></text:p>
          </draw:text-box>
        </draw:frame>
        <draw:frame draw:style-name="gr5" draw:text-style-name="P3" draw:layer="layout" svg:width="1.4cm" svg:height="0.683cm" svg:x="10.4cm" svg:y="4.517cm">
          <draw:text-box>
            <text:p text:style-name="P1"><text:span text:style-name="T2">Bo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.989cm" fo:page-height="7.0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3T10:17:15</meta:creation-date>
    <dc:date>2014-01-16T16:46:29.731391000</dc:date>
    <meta:editing-duration>PT1M40S</meta:editing-duration>
    <meta:editing-cycles>7</meta:editing-cycles>
    <meta:generator>LibreOffice/4.1.4.2$MacOSX_x86 LibreOffice_project/0a0440ccc0227ad9829de5f46be37cfb6edcf72</meta:generator>
    <meta:document-statistic meta:object-count="13"/>
  </office:meta>
</office:document-meta>
</file>